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4mm" svg:x="177.32mm" svg:y="54.72mm">
            <loext:p draw:notify-on-update-of-ranges="Feuille1.A14:Feuille1.A21 Feuille1.B13:Feuille1.B13 Feuille1.B14:Feuille1.B21 Feuille1.C13:Feuille1.C13 Feuille1.C14:Feuille1.C21 Feuille1.D13:Feuille1.D13 Feuille1.D14:Feuille1.D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temps</text:p>
          </table:table-cell>
          <table:table-cell/>
          <table:table-cell office:value-type="string" calcext:value-type="string">
            <text:p>nb threads</text:p>
          </table:table-cell>
          <table:table-cell office:value-type="string" calcext:value-type="string">
            <text:p>temps</text:p>
          </table:table-cell>
          <table:table-cell/>
          <table:table-cell office:value-type="string" calcext:value-type="string">
            <text:p>nb threads</text:p>
          </table:table-cell>
          <table:table-cell office:value-type="string" calcext:value-type="string">
            <text:p>temps</text:p>
          </table:table-cell>
          <table:table-cell/>
          <table:table-cell office:value-type="string" calcext:value-type="string">
            <text:p>nb threads</text:p>
          </table:table-cell>
          <table:table-cell office:value-type="string" calcext:value-type="string">
            <text:p>temps</text:p>
          </table:table-cell>
          <table:table-cell/>
          <table:table-cell office:value-type="string" calcext:value-type="string">
            <text:p>nb threads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.9968" calcext:value-type="float">
            <text:p>625,99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8.4535" calcext:value-type="float">
            <text:p>628,45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8.5048" calcext:value-type="float">
            <text:p>618,5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1.8235" calcext:value-type="float">
            <text:p>661,8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3.6578" calcext:value-type="float">
            <text:p>653,65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4.5888" calcext:value-type="float">
            <text:p>324,58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.8633" calcext:value-type="float">
            <text:p>320,86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9.6417" calcext:value-type="float">
            <text:p>319,64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3.3645" calcext:value-type="float">
            <text:p>323,36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4.0306" calcext:value-type="float">
            <text:p>324,0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2.7367" calcext:value-type="float">
            <text:p>212,73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4.3452" calcext:value-type="float">
            <text:p>214,34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4.2747" calcext:value-type="float">
            <text:p>214,27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1.2114" calcext:value-type="float">
            <text:p>221,21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8.8838" calcext:value-type="float">
            <text:p>218,8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.6571" calcext:value-type="float">
            <text:p>164,65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2.9858" calcext:value-type="float">
            <text:p>162,98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2.2971" calcext:value-type="float">
            <text:p>162,29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6.7091" calcext:value-type="float">
            <text:p>166,70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.5809" calcext:value-type="float">
            <text:p>164,58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.5377" calcext:value-type="float">
            <text:p>129,53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0.2941" calcext:value-type="float">
            <text:p>130,29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0.8731" calcext:value-type="float">
            <text:p>130,87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3.2969" calcext:value-type="float">
            <text:p>133,29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2.2896" calcext:value-type="float">
            <text:p>132,28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.6115" calcext:value-type="float">
            <text:p>110,61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9.5888" calcext:value-type="float">
            <text:p>109,58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9.8905" calcext:value-type="float">
            <text:p>109,89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.6548" calcext:value-type="float">
            <text:p>110,65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.5193" calcext:value-type="float">
            <text:p>110,5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.3343" calcext:value-type="float">
            <text:p>95,33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4.057" calcext:value-type="float">
            <text:p>94,0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4.0672" calcext:value-type="float">
            <text:p>94,06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4.8067" calcext:value-type="float">
            <text:p>94,80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4.7474" calcext:value-type="float">
            <text:p>94,74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.3273" calcext:value-type="float">
            <text:p>83,32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.7195" calcext:value-type="float">
            <text:p>82,71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.325" calcext:value-type="float">
            <text:p>82,3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.9553" calcext:value-type="float">
            <text:p>82,95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3.2568" calcext:value-type="float">
            <text:p>83,256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$B3];[.$E3];[.$H3];[.$K3];[.$N3])" office:value-type="float" office:value="618.5048" calcext:value-type="float">
            <text:p>618,5048</text:p>
          </table:table-cell>
          <table:table-cell table:formula="of:=MEDIAN([.$B3];[.$E3];[.$H3];[.$K3];[.$N3])" office:value-type="float" office:value="628.4535" calcext:value-type="float">
            <text:p>628,4535</text:p>
          </table:table-cell>
          <table:table-cell table:formula="of:=MAX([.$B3];[.$E3];[.$H3];[.$K3];[.$N3])" office:value-type="float" office:value="661.8235" calcext:value-type="float">
            <text:p>661,823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N([.$B4];[.$E4];[.$H4];[.$K4];[.$N4])" office:value-type="float" office:value="319.6417" calcext:value-type="float">
            <text:p>319,6417</text:p>
          </table:table-cell>
          <table:table-cell table:formula="of:=MEDIAN([.$B4];[.$E4];[.$H4];[.$K4];[.$N4])" office:value-type="float" office:value="323.3645" calcext:value-type="float">
            <text:p>323,3645</text:p>
          </table:table-cell>
          <table:table-cell table:formula="of:=MAX([.$B4];[.$E4];[.$H4];[.$K4];[.$N4])" office:value-type="float" office:value="324.5888" calcext:value-type="float">
            <text:p>324,588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N([.$B5];[.$E5];[.$H5];[.$K5];[.$N5])" office:value-type="float" office:value="212.7367" calcext:value-type="float">
            <text:p>212,7367</text:p>
          </table:table-cell>
          <table:table-cell table:formula="of:=MEDIAN([.$B5];[.$E5];[.$H5];[.$K5];[.$N5])" office:value-type="float" office:value="214.3452" calcext:value-type="float">
            <text:p>214,3452</text:p>
          </table:table-cell>
          <table:table-cell table:formula="of:=MAX([.$B5];[.$E5];[.$H5];[.$K5];[.$N5])" office:value-type="float" office:value="221.2114" calcext:value-type="float">
            <text:p>221,211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$B6];[.$E6];[.$H6];[.$K6];[.$N6])" office:value-type="float" office:value="162.2971" calcext:value-type="float">
            <text:p>162,2971</text:p>
          </table:table-cell>
          <table:table-cell table:formula="of:=MEDIAN([.$B6];[.$E6];[.$H6];[.$K6];[.$N6])" office:value-type="float" office:value="164.5809" calcext:value-type="float">
            <text:p>164,5809</text:p>
          </table:table-cell>
          <table:table-cell table:formula="of:=MAX([.$B6];[.$E6];[.$H6];[.$K6];[.$N6])" office:value-type="float" office:value="166.7091" calcext:value-type="float">
            <text:p>166,709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$B7];[.$E7];[.$H7];[.$K7];[.$N7])" office:value-type="float" office:value="129.5377" calcext:value-type="float">
            <text:p>129,5377</text:p>
          </table:table-cell>
          <table:table-cell table:formula="of:=MEDIAN([.$B7];[.$E7];[.$H7];[.$K7];[.$N7])" office:value-type="float" office:value="130.8731" calcext:value-type="float">
            <text:p>130,8731</text:p>
          </table:table-cell>
          <table:table-cell table:formula="of:=MAX([.$B7];[.$E7];[.$H7];[.$K7];[.$N7])" office:value-type="float" office:value="133.2969" calcext:value-type="float">
            <text:p>133,296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IN([.$B8];[.$E8];[.$H8];[.$K8];[.$N8])" office:value-type="float" office:value="109.5888" calcext:value-type="float">
            <text:p>109,5888</text:p>
          </table:table-cell>
          <table:table-cell table:formula="of:=MEDIAN([.$B8];[.$E8];[.$H8];[.$K8];[.$N8])" office:value-type="float" office:value="110.5193" calcext:value-type="float">
            <text:p>110,5193</text:p>
          </table:table-cell>
          <table:table-cell table:formula="of:=MAX([.$B8];[.$E8];[.$H8];[.$K8];[.$N8])" office:value-type="float" office:value="110.6548" calcext:value-type="float">
            <text:p>110,654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IN([.$B9];[.$E9];[.$H9];[.$K9];[.$N9])" office:value-type="float" office:value="94.057" calcext:value-type="float">
            <text:p>94,057</text:p>
          </table:table-cell>
          <table:table-cell table:formula="of:=MEDIAN([.$B9];[.$E9];[.$H9];[.$K9];[.$N9])" office:value-type="float" office:value="94.7474" calcext:value-type="float">
            <text:p>94,7474</text:p>
          </table:table-cell>
          <table:table-cell table:formula="of:=MAX([.$B9];[.$E9];[.$H9];[.$K9];[.$N9])" office:value-type="float" office:value="95.3343" calcext:value-type="float">
            <text:p>95,334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IN([.$B10];[.$E10];[.$H10];[.$K10];[.$N10])" office:value-type="float" office:value="82.325" calcext:value-type="float">
            <text:p>82,325</text:p>
          </table:table-cell>
          <table:table-cell table:formula="of:=MEDIAN([.$B10];[.$E10];[.$H10];[.$K10];[.$N10])" office:value-type="float" office:value="82.9553" calcext:value-type="float">
            <text:p>82,9553</text:p>
          </table:table-cell>
          <table:table-cell table:formula="of:=MAX([.$B10];[.$E10];[.$H10];[.$K10];[.$N10])" office:value-type="float" office:value="83.3273" calcext:value-type="float">
            <text:p>83,327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04:57:42.688501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7:23:39.738279871</meta:creation-date>
    <dc:date>2017-02-19T04:58:05.791823256</dc:date>
    <meta:editing-duration>PT6M29S</meta:editing-duration>
    <meta:editing-cycles>2</meta:editing-cycles>
    <meta:generator>LibreOffice/5.2.2.2$Linux_X86_64 LibreOffice_project/2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04cm" svg:y="0.372cm" chart:style-name="ch2">
          <text:p>A8 : durée nombre de threads</text:p>
        </chart:title>
        <chart:legend chart:legend-position="end" svg:x="13.358cm" svg:y="3.705cm" style:legend-expansion="high" chart:style-name="ch3"/>
        <chart:plot-area chart:style-name="ch4" table:cell-range-address="Feuille1.A13:Feuille1.D21" chart:data-source-has-labels="both" svg:x="1.33cm" svg:y="1.275cm" svg:width="11.709cm" svg:height="6.569cm">
          <chartooo:coordinate-region svg:x="2.137cm" svg:y="1.474cm" svg:width="10.808cm" svg:height="5.723cm"/>
          <chart:axis chart:dimension="x" chart:name="primary-x" chart:style-name="ch5" chartooo:axis-type="auto">
            <chartooo:date-scale/>
            <chart:title svg:x="5.738cm" svg:y="8.024cm" chart:style-name="ch6">
              <text:p>Nombre de threads</text:p>
            </chart:title>
            <chart:categories table:cell-range-address="Feuille1.A14:Feuille1.A21"/>
          </chart:axis>
          <chart:axis chart:dimension="y" chart:name="primary-y" chart:style-name="ch5">
            <chart:title svg:x="0.451cm" svg:y="5.278cm" chart:style-name="ch7">
              <text:p>temps (s)</text:p>
            </chart:title>
            <chart:grid chart:style-name="ch8" chart:class="major"/>
          </chart:axis>
          <chart:series chart:style-name="ch9" chart:values-cell-range-address="Feuille1.B14:Feuille1.B21" chart:label-cell-address="Feuille1.B13:Feuille1.B13" chart:class="chart:line">
            <chart:data-point chart:repeated="8"/>
          </chart:series>
          <chart:series chart:style-name="ch10" chart:values-cell-range-address="Feuille1.C14:Feuille1.C21" chart:label-cell-address="Feuille1.C13:Feuille1.C13" chart:class="chart:line">
            <chart:data-point chart:repeated="8"/>
          </chart:series>
          <chart:series chart:style-name="ch11" chart:values-cell-range-address="Feuille1.D14:Feuille1.D21" chart:label-cell-address="Feuille1.D13:Feuille1.D1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Feuille1.B13:Feuille1.B13</svg:desc>
                </draw:g>
              </table:table-cell>
              <table:table-cell office:value-type="string">
                <text:p>mediane</text:p>
                <draw:g>
                  <svg:desc>Feuille1.C13:Feuille1.C13</svg:desc>
                </draw:g>
              </table:table-cell>
              <table:table-cell office:value-type="string">
                <text:p>max</text:p>
                <draw:g>
                  <svg:desc>Feuille1.D13:Feuille1.D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14:Feuille1.A21</svg:desc>
                </draw:g>
              </table:table-cell>
              <table:table-cell office:value-type="float" office:value="618.5048">
                <text:p>618.5048</text:p>
                <draw:g>
                  <svg:desc>Feuille1.B14:Feuille1.B21</svg:desc>
                </draw:g>
              </table:table-cell>
              <table:table-cell office:value-type="float" office:value="628.4535">
                <text:p>628.4535</text:p>
                <draw:g>
                  <svg:desc>Feuille1.C14:Feuille1.C21</svg:desc>
                </draw:g>
              </table:table-cell>
              <table:table-cell office:value-type="float" office:value="661.8235">
                <text:p>661.8235</text:p>
                <draw:g>
                  <svg:desc>Feuille1.D14:Feuille1.D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9.6417">
                <text:p>319.6417</text:p>
              </table:table-cell>
              <table:table-cell office:value-type="float" office:value="323.3645">
                <text:p>323.3645</text:p>
              </table:table-cell>
              <table:table-cell office:value-type="float" office:value="324.5888">
                <text:p>324.58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2.7367">
                <text:p>212.7367</text:p>
              </table:table-cell>
              <table:table-cell office:value-type="float" office:value="214.3452">
                <text:p>214.3452</text:p>
              </table:table-cell>
              <table:table-cell office:value-type="float" office:value="221.2114">
                <text:p>221.21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2.2971">
                <text:p>162.2971</text:p>
              </table:table-cell>
              <table:table-cell office:value-type="float" office:value="164.5809">
                <text:p>164.5809</text:p>
              </table:table-cell>
              <table:table-cell office:value-type="float" office:value="166.7091">
                <text:p>166.70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.5377">
                <text:p>129.5377</text:p>
              </table:table-cell>
              <table:table-cell office:value-type="float" office:value="130.8731">
                <text:p>130.8731</text:p>
              </table:table-cell>
              <table:table-cell office:value-type="float" office:value="133.2969">
                <text:p>133.29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9.5888">
                <text:p>109.5888</text:p>
              </table:table-cell>
              <table:table-cell office:value-type="float" office:value="110.5193">
                <text:p>110.5193</text:p>
              </table:table-cell>
              <table:table-cell office:value-type="float" office:value="110.6548">
                <text:p>110.65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4.057">
                <text:p>94.057</text:p>
              </table:table-cell>
              <table:table-cell office:value-type="float" office:value="94.7474">
                <text:p>94.7474</text:p>
              </table:table-cell>
              <table:table-cell office:value-type="float" office:value="95.3343">
                <text:p>95.33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2.325">
                <text:p>82.325</text:p>
              </table:table-cell>
              <table:table-cell office:value-type="float" office:value="82.9553">
                <text:p>82.9553</text:p>
              </table:table-cell>
              <table:table-cell office:value-type="float" office:value="83.3273">
                <text:p>83.3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